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2.3cm" svg:x="2cm" svg:y="2cm">
          <text:p text:style-name="P1">Solar</text:p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2.3cm" svg:x="2cm" svg:y="6.5cm">
          <text:p text:style-name="P1">Solar</text:p>
          <text:p text:style-name="P1">inver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2.3cm" svg:x="2cm" svg:y="11cm">
          <text:p text:style-name="P1">Feed in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cm" svg:height="2.3cm" svg:x="8.5cm" svg:y="2cm"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cm" svg:height="2.3cm" svg:x="15cm" svg:y="2cm">
          <text:p text:style-name="P1">Applian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cm" svg:height="2.3cm" svg:x="15cm" svg:y="11cm">
          <text:p text:style-name="P1">Consumption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cm" svg:height="2.3cm" svg:x="8.5cm" svg:y="6.5cm">
          <text:p text:style-name="P1">2 way</text:p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cm" svg:y1="4.3cm" svg:x2="4cm" svg:y2="6.5cm" draw:start-shape="id1" draw:start-glue-point="2" draw:end-shape="id2" draw:end-glue-point="0" svg:d="M4000 4300v2200" svg:viewBox="0 0 1 2201">
          <text:p/>
        </draw:connector>
        <draw:connector draw:style-name="gr2" draw:text-style-name="P1" draw:layer="layout" svg:x1="4cm" svg:y1="8.8cm" svg:x2="4cm" svg:y2="11cm" draw:start-shape="id2" draw:start-glue-point="2" draw:end-shape="id3" draw:end-glue-point="0" svg:d="M4000 8800v2200" svg:viewBox="0 0 1 2201">
          <text:p/>
        </draw:connector>
        <draw:connector draw:style-name="gr2" draw:text-style-name="P1" draw:layer="layout" svg:x1="6cm" svg:y1="12.15cm" svg:x2="10.5cm" svg:y2="8.8cm" draw:start-shape="id3" draw:start-glue-point="1" draw:end-shape="id4" draw:end-glue-point="2" svg:d="M6000 12150h4500v-3350" svg:viewBox="0 0 4501 3351">
          <text:p/>
        </draw:connector>
        <draw:connector draw:style-name="gr2" draw:text-style-name="P1" draw:layer="layout" svg:x1="10.5cm" svg:y1="8.8cm" svg:x2="15cm" svg:y2="12.15cm" draw:start-shape="id4" draw:start-glue-point="2" draw:end-shape="id5" draw:end-glue-point="3" svg:d="M10500 8800v3350h4500" svg:viewBox="0 0 4501 3351">
          <text:p/>
        </draw:connector>
        <draw:connector draw:style-name="gr2" draw:text-style-name="P1" draw:layer="layout" svg:x1="17cm" svg:y1="11cm" svg:x2="17cm" svg:y2="4.3cm" draw:start-shape="id5" draw:start-glue-point="0" draw:end-shape="id6" draw:end-glue-point="2" svg:d="M17000 11000v-6700" svg:viewBox="0 0 1 6701">
          <text:p/>
        </draw:connector>
        <draw:connector draw:style-name="gr3" draw:text-style-name="P1" draw:layer="layout" svg:x1="10.5cm" svg:y1="4.3cm" svg:x2="10.5cm" svg:y2="6.5cm" draw:start-shape="id7" draw:start-glue-point="2" draw:end-shape="id4" draw:end-glue-point="0" svg:d="M10500 4300v2200" svg:viewBox="0 0 1 2201">
          <text:p/>
        </draw:connector>
        <draw:custom-shape draw:style-name="gr1" draw:text-style-name="P1" xml:id="id8" draw:id="id8" draw:layer="layout" svg:width="4cm" svg:height="2.3cm" svg:x="2cm" svg:y="16.5cm">
          <text:p text:style-name="P1">Solar-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cm" svg:height="2.3cm" svg:x="2cm" svg:y="21cm">
          <text:p text:style-name="P1">Wechsel-</text:p>
          <text:p text:style-name="P1">rich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cm" svg:height="2.3cm" svg:x="2cm" svg:y="25.5cm">
          <text:p text:style-name="P1">Erzeugungs-</text:p>
          <text:p text:style-name="P1">zäh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cm" svg:height="2.3cm" svg:x="8.5cm" svg:y="16.5cm">
          <text:p text:style-name="P1">Netz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cm" svg:height="2.3cm" svg:x="15cm" svg:y="16.5cm">
          <text:p text:style-name="P1">Verbrauc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cm" svg:height="2.3cm" svg:x="15cm" svg:y="25.5cm">
          <text:p text:style-name="P1">Verbrauchs-</text:p>
          <text:p text:style-name="P1">zäh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cm" svg:height="2.3cm" svg:x="8.5cm" svg:y="21cm">
          <text:p text:style-name="P1">2 Richtungs-</text:p>
          <text:p text:style-name="P1">zähl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cm" svg:y1="18.8cm" svg:x2="4cm" svg:y2="21cm" draw:start-shape="id8" draw:start-glue-point="2" draw:end-shape="id9" draw:end-glue-point="0" svg:d="M4000 18800v2200" svg:viewBox="0 0 1 2201">
          <text:p/>
        </draw:connector>
        <draw:connector draw:style-name="gr2" draw:text-style-name="P1" draw:layer="layout" svg:x1="4cm" svg:y1="23.3cm" svg:x2="4cm" svg:y2="25.5cm" draw:start-shape="id9" draw:start-glue-point="2" draw:end-shape="id10" draw:end-glue-point="0" svg:d="M4000 23300v2200" svg:viewBox="0 0 1 2201">
          <text:p/>
        </draw:connector>
        <draw:connector draw:style-name="gr2" draw:text-style-name="P1" draw:layer="layout" svg:x1="6cm" svg:y1="26.65cm" svg:x2="10.5cm" svg:y2="23.3cm" draw:start-shape="id10" draw:start-glue-point="1" draw:end-shape="id11" draw:end-glue-point="2" svg:d="M6000 26650h4500v-3350" svg:viewBox="0 0 4501 3351">
          <text:p/>
        </draw:connector>
        <draw:connector draw:style-name="gr2" draw:text-style-name="P1" draw:layer="layout" svg:x1="10.5cm" svg:y1="23.3cm" svg:x2="15cm" svg:y2="26.65cm" draw:start-shape="id11" draw:start-glue-point="2" draw:end-shape="id12" draw:end-glue-point="3" svg:d="M10500 23300v3350h4500" svg:viewBox="0 0 4501 3351">
          <text:p/>
        </draw:connector>
        <draw:connector draw:style-name="gr2" draw:text-style-name="P1" draw:layer="layout" svg:x1="17cm" svg:y1="25.5cm" svg:x2="17cm" svg:y2="18.8cm" draw:start-shape="id12" draw:start-glue-point="0" draw:end-shape="id13" draw:end-glue-point="2" svg:d="M17000 25500v-6700" svg:viewBox="0 0 1 6701">
          <text:p/>
        </draw:connector>
        <draw:connector draw:style-name="gr3" draw:text-style-name="P1" draw:layer="layout" svg:x1="10.5cm" svg:y1="18.8cm" svg:x2="10.5cm" svg:y2="21cm" draw:start-shape="id14" draw:start-glue-point="2" draw:end-shape="id11" draw:end-glue-point="0" svg:d="M10500 18800v2200" svg:viewBox="0 0 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2T13:37:14.757000000</meta:creation-date>
    <dc:date>2014-07-22T22:34:02.642000000</dc:date>
    <meta:editing-duration>PT7M40S</meta:editing-duration>
    <meta:editing-cycles>4</meta:editing-cycles>
    <meta:generator>LibreOffice/4.2.5.2$Windows_x86 LibreOffice_project/6ff819b65674ae6c83f3cbab9e4a4c2b292a7a94</meta:generator>
    <meta:document-statistic meta:object-count="26"/>
  </office:meta>
</office:document-meta>
</file>